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Se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BucketMap.containsValue( final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ntrySet.remove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alues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e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Bucket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BucketMap.remove( Object ke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taticBucketMap.get( final Object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trySet.contain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de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Iterator.nextEnt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icBucketMap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ticBucketMap.put( final Object key , final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taticBucket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BucketMap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try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BucketMap.putAll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ticBucket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eySet.remove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Key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Iterator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.setValue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icBucketMap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try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Bucket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BucketMap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Key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et.contain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BucketMap.containsKey( final Object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aticBucketMap.StaticBucketMap( int numBucke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ticBucketMap.atomic( Runnable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BucketMap.StaticBucke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BucketMap.getHash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alues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Iterator.hasN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aticBucketMap.atomic( Runnable r , int buck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